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cs" style:country-asian="CZ"/>
    </style:style>
    <style:style style:name="P2" style:parent-style-name="Normální" style:family="paragraph">
      <style:paragraph-properties fo:margin-bottom="0in" fo:line-height="100%"/>
    </style:style>
    <style:style style:name="T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/>
    </style:style>
    <style:style style:name="P5" style:parent-style-name="Normální" style:family="paragraph">
      <style:paragraph-properties fo:margin-top="0.0694in" fo:margin-bottom="0.0694in" fo:line-height="100%"/>
    </style:style>
    <style:style style:name="T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8" style:parent-style-name="Normální" style:family="paragraph">
      <style:paragraph-properties fo:margin-top="0.0694in" fo:margin-bottom="0.0694in" fo:line-height="100%"/>
    </style:style>
    <style:style style:name="T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2" style:parent-style-name="Normální" style:family="paragraph">
      <style:paragraph-properties fo:margin-top="0.0694in" fo:margin-bottom="0.0694in" fo:line-height="100%"/>
    </style:style>
    <style:style style:name="T1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6" style:parent-style-name="Normální" style:family="paragraph">
      <style:paragraph-properties fo:margin-top="0.0694in" fo:margin-bottom="0.0694in" fo:line-height="100%"/>
    </style:style>
    <style:style style:name="T17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9" style:parent-style-name="Normální" style:family="paragraph">
      <style:paragraph-properties fo:margin-top="0.0694in" fo:margin-bottom="0.0694in" fo:line-height="100%"/>
    </style:style>
    <style:style style:name="T2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22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4" style:parent-style-name="Normální" style:family="paragraph">
      <style:paragraph-properties fo:margin-top="0.0694in" fo:margin-bottom="0.0694in" fo:line-height="100%"/>
    </style:style>
    <style:style style:name="T25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2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27" style:parent-style-name="Normální" style:family="paragraph">
      <style:paragraph-properties fo:margin-top="0.0694in" fo:margin-bottom="0.0694in" fo:line-height="100%"/>
    </style:style>
    <style:style style:name="T28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29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30" style:parent-style-name="Normální" style:family="paragraph">
      <style:paragraph-properties fo:margin-top="0.0694in" fo:margin-bottom="0.0694in" fo:line-height="100%"/>
    </style:style>
    <style:style style:name="T3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32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letter-kerning="false" fo:font-size="12pt" style:font-size-asian="12pt" style:font-size-complex="12pt" style:language-asian="cs" style:country-asian="CZ"/>
    </style:style>
    <style:style style:name="T3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34" style:parent-style-name="Standardnípísmoodstavce" style:family="text">
      <style:text-properties style:font-name="Times New Roman" style:font-name-asian="Times New Roman" style:font-name-complex="Times New Roman" fo:color="#0000FF" style:letter-kerning="false" fo:font-size="12pt" style:font-size-asian="12pt" style:font-size-complex="12pt" style:text-underline-type="single" style:text-underline-style="solid" style:text-underline-width="auto" style:text-underline-mode="continuous" style:language-asian="cs" style:country-asian="CZ"/>
    </style:style>
    <style:style style:name="T35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6" style:parent-style-name="Normální" style:family="paragraph">
      <style:paragraph-properties fo:margin-top="0.0694in" fo:margin-bottom="0.0694in" fo:line-height="100%"/>
    </style:style>
    <style:style style:name="T3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3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fo:color="#0000FF" style:letter-kerning="false" fo:font-size="12pt" style:font-size-asian="12pt" style:font-size-complex="12pt" style:text-underline-type="single" style:text-underline-style="solid" style:text-underline-width="auto" style:text-underline-mode="continuous" style:language-asian="cs" style:country-asian="CZ"/>
    </style:style>
    <style:style style:name="T39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40" style:parent-style-name="Normální" style:family="paragraph">
      <style:paragraph-properties fo:margin-top="0.0694in" fo:margin-bottom="0.0694in" fo:line-height="100%"/>
    </style:style>
    <style:style style:name="T4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42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43" style:parent-style-name="Normální" style:family="paragraph">
      <style:paragraph-properties fo:margin-top="0.0694in" fo:margin-bottom="0.0694in" fo:line-height="100%"/>
    </style:style>
    <style:style style:name="T44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45" style:parent-style-name="Normální" style:family="paragraph">
      <style:paragraph-properties fo:margin-top="0.0694in" fo:margin-bottom="0.0694in" fo:line-height="100%"/>
    </style:style>
    <style:style style:name="T4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47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8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9" style:parent-style-name="Normální" style:family="paragraph">
      <style:paragraph-properties fo:margin-top="0.0694in" fo:margin-bottom="0.0694in" fo:line-height="100%"/>
    </style:style>
    <style:style style:name="T5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51" style:parent-style-name="Normální" style:family="paragraph">
      <style:paragraph-properties fo:margin-top="0.0694in" fo:margin-bottom="0.0694in" fo:line-height="100%"/>
    </style:style>
    <style:style style:name="T5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5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5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5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56" style:parent-style-name="Normální" style:family="paragraph">
      <style:paragraph-properties fo:margin-top="0.0694in" fo:margin-bottom="0.0694in" fo:line-height="100%"/>
    </style:style>
    <style:style style:name="T57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5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59" style:parent-style-name="Normální" style:family="paragraph">
      <style:paragraph-properties fo:margin-bottom="0.0694in" fo:line-height="100%" fo:margin-left="1in">
        <style:tab-stops/>
      </style:paragraph-properties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h text:style-name="P1" text:outline-level="1">12. b) Myšlení moderny. Racionalita, universalismus, víra v pokrok.</text:h>
      <text:p text:style-name="P2"><text:span text:style-name="T3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h text:style-name="P4" text:outline-level="2">Moderna</text:h>
      <text:list text:style-name="LFO3" text:continue-numbering="true">
        <text:list-item>
          <text:p text:style-name="P5"><text:span text:style-name="T6">moderna vzniká<text:s/></text:span><text:span text:style-name="T7">epistemiologickým zlomem</text:span></text:p>
          <text:list text:continue-numbering="true">
            <text:list-item>
              <text:p text:style-name="P8"><text:span text:style-name="T9">konec středověku a nástupu novověku 17. st. (Osvícenství - transcence se převtěluje do subjektu, s Modernou svržen bůh a na jeho místo se dostává člověk jako individium/</text:span><text:span text:style-name="T10">Myslím, tedy jsem.</text:span><text:span text:style-name="T11">*)</text:span></text:p>
            </text:list-item>
          </text:list>
        </text:list-item>
        <text:list-item>
          <text:p text:style-name="P12"><text:span text:style-name="T13">racionalita</text:span><text:span text:style-name="T14"><text:s/>až cynickost, posedlost<text:s/></text:span><text:span text:style-name="T15">pokrokem a kapitálem</text:span></text:p>
        </text:list-item>
        <text:list-item>
          <text:p text:style-name="P16"><text:span text:style-name="T17">víra v<text:s/></text:span><text:span text:style-name="T18">univerzální pravdy → jsou pravdy, které se nemusí zpochybňovat</text:span></text:p>
          <text:list text:continue-numbering="true">
            <text:list-item>
              <text:p text:style-name="P19"><text:span text:style-name="T20">universalismus</text:span><text:span text:style-name="T21"><text:s/>=popisuje pohled, který tvrdí, že je schopen vysledovat rozmanitost veškeré reality celku zpět k jedinému principu<text:s/></text:span><text:span text:style-name="T22">→</text:span><text:span text:style-name="T23"><text:s/>ideje, ideály, práva a povinnosti musí platit zásadně pro všechny lidi</text:span></text:p>
            </text:list-item>
          </text:list>
        </text:list-item>
        <text:list-item>
          <text:p text:style-name="P24"><text:span text:style-name="T25">žije minulostí a budoucností, chtěla se poučit z minulosti a vyvíjela<text:s/></text:span><text:span text:style-name="T26">utopistické porjekty pro budoucnost</text:span></text:p>
        </text:list-item>
        <text:list-item>
          <text:p text:style-name="P27"><text:span text:style-name="T28">prohlubuje<text:s/></text:span><text:span text:style-name="T29">gnoseovský optimismus→ věří, že svět je poznatelní</text:span></text:p>
        </text:list-item>
        <text:list-item>
          <text:p text:style-name="P30"><text:span text:style-name="T31">vnikl<text:s/></text:span><text:span text:style-name="T32">antropocén</text:span><text:span text:style-name="T33"><text:s/>- období, ve kterém je člověk nový geologický činitel, nenávratně změnil stav zemského povrchu hydrosféry i atmosféry, začalo to průmyslovou revolucí v<text:s/></text:span><text:a xlink:href="http://18.st" office:target-frame-name="_top" xlink:show="replace"><text:span text:style-name="T34">18.st</text:span></text:a><text:span text:style-name="T35">.</text:span></text:p>
        </text:list-item>
        <text:list-item>
          <text:p text:style-name="P36"><text:span text:style-name="T37">50. léta<text:s/></text:span><text:a xlink:href="http://20.st" office:target-frame-name="_top" xlink:show="replace"><text:span text:style-name="T38">20.st</text:span></text:a><text:span text:style-name="T39">. - moderna se láme v postmodernu</text:span></text:p>
          <text:list text:continue-numbering="true">
            <text:list-item>
              <text:p text:style-name="P40"><text:span text:style-name="T41">postmoderna reflektuje situaci jinak a nastavuje<text:s/></text:span><text:span text:style-name="T42">jinou imanentní rovinu</text:span></text:p>
            </text:list-item>
            <text:list-item>
              <text:p text:style-name="P43"><text:span text:style-name="T44">mizí bezvýhradné okouzlení ziskem a lidskou individualitou</text:span></text:p>
            </text:list-item>
          </text:list>
        </text:list-item>
        <text:list-item>
          <text:p text:style-name="P45"><text:span text:style-name="T46">již 2. pol 19. st. - kritika</text:span><text:span text:style-name="T47"><text:s/>tohoto přístupu zbožštění člověka →zkáza člověka(až příliš moci)/ Friedrich Nietzsche a další filosofové začínají hledat něco jiného, lepšího než je člověk jako střed všeho</text:span></text:p>
        </text:list-item>
        <text:list-item>
          <text:p text:style-name="P48">nemůžeme se vracet k historii: přítel, bůh, člověk nefungují</text:p>
        </text:list-item>
        <text:list-item>
          <text:p text:style-name="P49"><text:span text:style-name="T50">hledáme něco, co člověka přesahuje a rozpouští</text:span></text:p>
          <text:list text:continue-numbering="true">
            <text:list-item>
              <text:p text:style-name="P51"><text:span text:style-name="T52">moderna končí<text:s/></text:span><text:span text:style-name="T53">konečným řešením židovské otázky→</text:span><text:span text:style-name="T54">změnila navždy lidstvo,<text:s/></text:span><text:span text:style-name="T55">člověk jako středobod světa se neosvědčil</text:span></text:p>
            </text:list-item>
          </text:list>
        </text:list-item>
        <text:list-item>
          <text:p text:style-name="P56"><text:span text:style-name="T57">člověk zmizí z věd jako<text:s/></text:span><text:span text:style-name="T58">nelidský obrat</text:span></text:p>
        </text:list-item>
      </text:list>
      <text:p text:style-name="P59">je třeba vést nový dialog se zvířaty, rostlinami, kameny, vodou a vzduchem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 fo:margin-left="0.3937in" fo:text-indent="-0.3152in">
        <style:tab-stops>
          <style:tab-stop style:type="left" style:position="0.1062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dpis2" style:display-name="Nadpis 2" style:family="paragraph" style:parent-style-name="Normální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 fo:hyphenate="false"/>
    </style:style>
    <style:style style:name="Standardnípísmoodstavce" style:display-name="Standardní písmo odstavce" style:family="text"/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dpis2Char" style:display-name="Nadpis 2 Char" style:family="text" style:parent-style-name="Standardnípísmoodstavce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 fo:hyphenate="false"/>
    </style:style>
    <style:style style:name="Hypertextovýodkaz" style:display-name="Hypertextový odkaz" style:family="text" style:parent-style-name="Standardnípísmoodstavce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LVL1" style:family="text">
      <style:text-properties fo:font-size="16pt" style:font-size-asian="16pt" style:font-size-complex="16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08T13:23:00Z</meta:creation-date>
    <dc:date>2023-05-08T13:24:00Z</dc:date>
    <meta:template xlink:href="Normal.dotm" xlink:type="simple"/>
    <meta:editing-cycles>1</meta:editing-cycles>
    <meta:editing-duration>PT60S</meta:editing-duration>
    <meta:document-statistic meta:page-count="1" meta:paragraph-count="30" meta:word-count="267" meta:character-count="1727" meta:row-count="39" meta:non-whitespace-character-count="1490"/>
  </office:meta>
</office:document-meta>
</file>